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R misurati µm</text:p>
          </table:table-cell>
          <table:table-cell table:style-name="Default" office:value-type="string" calcext:value-type="string">
            <text:p>Larghezza linea/2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delta µm^2</text:p>
          </table:table-cell>
          <table:table-cell office:value-type="string" calcext:value-type="string">
            <text:p>Deltar µm^2</text:p>
          </table:table-cell>
          <table:table-cell office:value-type="string" calcext:value-type="string">
            <text:p>DeltaR µm^2</text:p>
          </table:table-cell>
        </table:table-row>
        <table:table-row table:style-name="ro2">
          <table:table-cell/>
          <table:table-cell office:value-type="float" office:value="3.185" calcext:value-type="float">
            <text:p>3,185</text:p>
          </table:table-cell>
          <table:table-cell table:formula="of:=[.A2]+[.B2]" office:value-type="float" office:value="3.185" calcext:value-type="float">
            <text:p>3,185</text:p>
          </table:table-cell>
          <table:table-cell/>
          <table:table-cell table:formula="of:=(([.D3])^2-([.C2])^2)/(3-1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.52" calcext:value-type="float">
            <text:p>2,52</text:p>
          </table:table-cell>
          <table:table-cell/>
          <table:table-cell table:formula="of:=[.A3]-[.B2]" office:value-type="float" office:value="-3.185" calcext:value-type="float">
            <text:p>-3,18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.225" calcext:value-type="float">
            <text:p>2,225</text:p>
          </table:table-cell>
          <table:table-cell table:formula="of:=[.A4]+[.B3]" office:value-type="float" office:value="2.52" calcext:value-type="float">
            <text:p>2,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78999999999999" calcext:value-type="float">
            <text:p>1,79</text:p>
          </table:table-cell>
          <table:table-cell/>
          <table:table-cell table:formula="of:=[.A5]-[.B3]" office:value-type="float" office:value="-2.52" calcext:value-type="float">
            <text:p>-2,52</text:p>
          </table:table-cell>
          <table:table-cell table:formula="of:=(([.D5])^2-([.C4])^2)/(3-1)" office:value-type="float" office:value="0" calcext:value-type="float">
            <text:p>0</text:p>
          </table:table-cell>
          <table:table-cell table:formula="of:=([.C2])^2-([.C4])^2" office:value-type="float" office:value="3.793825" calcext:value-type="float">
            <text:p>3,793825</text:p>
          </table:table-cell>
          <table:table-cell table:formula="of:=([.D5])^2-([.D3])^2" office:value-type="float" office:value="-3.793825" calcext:value-type="float">
            <text:p>-3,793825</text:p>
          </table:table-cell>
        </table:table-row>
        <table:table-row table:style-name="ro2">
          <table:table-cell/>
          <table:table-cell office:value-type="float" office:value="1.78" calcext:value-type="float">
            <text:p>1,78</text:p>
          </table:table-cell>
          <table:table-cell table:formula="of:=[.A6]+[.B4]" office:value-type="float" office:value="2.225" calcext:value-type="float">
            <text:p>2,2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58500000000001" calcext:value-type="float">
            <text:p>1,585</text:p>
          </table:table-cell>
          <table:table-cell/>
          <table:table-cell table:formula="of:=[.A7]-[.B4]" office:value-type="float" office:value="-2.225" calcext:value-type="float">
            <text:p>-2,225</text:p>
          </table:table-cell>
          <table:table-cell table:formula="of:=(([.D7])^2-([.C6])^2)/(3-1)" office:value-type="float" office:value="0" calcext:value-type="float">
            <text:p>0</text:p>
          </table:table-cell>
          <table:table-cell table:formula="of:=([.C4])^2-([.C6])^2" office:value-type="float" office:value="1.399775" calcext:value-type="float">
            <text:p>1,399775</text:p>
          </table:table-cell>
          <table:table-cell table:formula="of:=([.D7])^2-([.D5])^2" office:value-type="float" office:value="-1.399775" calcext:value-type="float">
            <text:p>-1,3997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17:11:14.826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16:25.277000000</meta:creation-date>
    <meta:generator>LibreOffice/5.1.3.2$Windows_x86 LibreOffice_project/644e4637d1d8544fd9f56425bd6cec110e49301b</meta:generator>
    <dc:date>2019-02-16T17:11:21.524000000</dc:date>
    <meta:editing-duration>PT25M25S</meta:editing-duration>
    <meta:editing-cycles>6</meta:editing-cycles>
    <meta:document-statistic meta:table-count="1" meta:cell-count="26" meta:object-count="0"/>
  </office:meta>
</office:document-meta>
</file>